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Walk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Walker.get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Walker.leav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Walker.DOMWalker( InputStream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Walker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Walker.enterElemen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Walker.iterateElements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MWalker.getNamesp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